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ideremos el caso de un bono con valor nominal B y que paga n cupones de A=B*tc, </text:p>
      <text:p text:style-name="Standard">Sabemos que el precio, P es:</text:p>
      <text:p text:style-name="Standard"><draw:frame draw:style-name="fr1" draw:name="Object1" text:anchor-type="as-char" svg:width="1.0252in" svg:height="0.231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Y encontrando <draw:frame draw:style-name="fr1" draw:name="Object2" text:anchor-type="as-char" svg:width="0.3134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width="1.5189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Desarrollando <draw:frame draw:style-name="fr1" draw:name="Object4" text:anchor-type="as-char" svg:width="0.4736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ct5" text:anchor-type="as-char" svg:width="2.3772in" svg:height="0.795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Sea <draw:frame draw:style-name="fr1" draw:name="Object6" text:anchor-type="as-char" svg:width="4.428in" svg:height="0.2291in" draw:z-index="5"><draw:object xlink:href="./Object 6" xlink:type="simple" xlink:show="embed" xlink:actuate="onLoad"/><draw:image xlink:href="./ObjectReplacements/Object 6" xlink:type="simple" xlink:show="embed" xlink:actuate="onLoad"/></draw:frame>podemos observar que tenemos una anualidad que crece de manera aritmética.</text:p>
      <text:p text:style-name="Standard"/>
      <text:p text:style-name="Standard"><draw:frame draw:style-name="fr1" draw:name="Object7" text:anchor-type="as-char" svg:width="2.5902in" svg:height="0.466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Restando la primera ecuación a la segunda:</text:p>
      <text:p text:style-name="Standard"><draw:frame draw:style-name="fr1" draw:name="Object8" text:anchor-type="as-char" svg:width="3.761in" svg:height="1.347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Finalmente <draw:frame draw:style-name="fr1" draw:name="Object9" text:anchor-type="as-char" svg:width="1.1035in" svg:height="0.441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Ivan Conde</meta:initial-creator>
    <meta:creation-date>2009-02-06T00:10:21</meta:creation-date>
    <dc:creator>Ivan Conde</dc:creator>
    <dc:date>2009-02-06T01:23:20</dc:date>
    <meta:editing-cycles>6</meta:editing-cycles>
    <meta:editing-duration>PT1H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9" meta:page-count="1" meta:paragraph-count="12" meta:word-count="48" meta:character-count="28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sub>
          <math:mi math:fontstyle="italic">Aa</math:mi>
          <math:mrow>
            <math:mover math:accent="true">
              <math:mi>n</math:mi>
              <math:mo math:stretchy="false">ˉ</math:mo>
            </math:mover>
            <math:mtext>|</math:mtext>
          </math:mrow>
        </math:msub>
        <math:mo math:stretchy="false">+</math:mo>
        <math:msup>
          <math:mi math:fontstyle="italic">Bv</math:mi>
          <math:mi>n</math:mi>
        </math:msup>
      </math:mrow>
    </math:mrow>
    <math:annotation math:encoding="StarMath 5.0">P=Aa_{bar n"|"} + Bv^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i math:fontstyle="italic">dP</math:mi>
      <math:mi math:fontstyle="italic">dr</math:mi>
    </math:mfrac>
    <math:annotation math:encoding="StarMath 5.0">dP over d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r</math:mi>
        </math:mfrac>
        <math:mo math:stretchy="false">=</math:mo>
        <math:mi>A</math:mi>
      </math:mrow>
      <math:mfenced math:open="[" math:close="]">
        <math:msub>
          <math:mi>a</math:mi>
          <math:mrow>
            <math:mover math:accent="true">
              <math:mi>n</math:mi>
              <math:mo math:stretchy="false">ˉ</math:mo>
            </math:mover>
            <math:mtext>|</math:mtext>
          </math:mrow>
        </math:msub>
      </math:mfenced>
      <math:mrow>
        <math:mi>'</math:mi>
        <math:mo math:stretchy="false">+</math:mo>
        <math:msup>
          <math:mi math:fontstyle="italic">nBv</math:mi>
          <math:mrow>
            <math:mi>n</math:mi>
            <math:mo math:stretchy="false">+</math:mo>
            <math:mn>1</math:mn>
          </math:mrow>
        </math:msup>
      </math:mrow>
    </math:mrow>
    <math:annotation math:encoding="StarMath 5.0">dP over dr=A left [ a_{bar n"|"}  right ]' + nBv^{n+1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r</math:mi>
      </math:mfrac>
      <math:msub>
        <math:mi>a</math:mi>
        <math:mrow>
          <math:mover math:accent="true">
            <math:mi>n</math:mi>
            <math:mo math:stretchy="false">ˉ</math:mo>
          </math:mover>
          <math:mtext>|</math:mtext>
        </math:mrow>
      </math:msub>
    </math:mrow>
    <math:annotation math:encoding="StarMath 5.0">d over dr a_{bar n"|"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frac>
            <math:mi>d</math:mi>
            <math:mi math:fontstyle="italic">dr</math:mi>
          </math:mfrac>
          <math:mrow>
            <math:msub>
              <math:mi>a</math:mi>
              <math:mrow>
                <math:mover math:accent="true">
                  <math:mi>n</math:mi>
                  <math:mo math:stretchy="false">ˉ</math:mo>
                </math:mover>
                <math:mtext>|</math:mtext>
              </math:mrow>
            </math:msub>
            <math:mo math:stretchy="false">=</math:mo>
            <math:mfrac>
              <math:mi>d</math:mi>
              <math:mi math:fontstyle="italic">dr</math:mi>
            </math:mfrac>
          </math:mrow>
          <math:mfenced math:open="[" math:close="]">
            <math:mrow>
              <math:mrow>
                <math:mrow>
                  <math:msup>
                    <math:mi>v</math:mi>
                    <math:mrow>
                      <math:mo math:stretchy="false">(</math:mo>
                      <math:mn>1</math:mn>
                      <math:mo math:stretchy="false">)</math:mo>
                    </math:mrow>
                  </math:msup>
                  <math:mo math:stretchy="false">+</math:mo>
                  <math:msup>
                    <math:mi>v</math:mi>
                    <math:mrow>
                      <math:mo math:stretchy="false">(</math:mo>
                      <math:mn>2</math:mn>
                      <math:mo math:stretchy="false">)</math:mo>
                    </math:mrow>
                  </math:msup>
                </math:mrow>
                <math:mo math:stretchy="false">+</math:mo>
                <math:mn>...</math:mn>
              </math:mrow>
              <math:mo math:stretchy="false">+</math:mo>
              <math:msup>
                <math:mi>v</math:mi>
                <math:mrow>
                  <math:mo math:stretchy="false">(</math:mo>
                  <math:mi>n</math:mi>
                  <math:mo math:stretchy="false">)</math:mo>
                </math:mrow>
              </math:msup>
            </math:mrow>
          </math:mfenced>
        </math:mrow>
      </math:mtr>
      <math:mtr>
        <math:mrow>
          <math:mfrac>
            <math:mi>d</math:mi>
            <math:mi math:fontstyle="italic">dr</math:mi>
          </math:mfrac>
          <math:mrow>
            <math:msub>
              <math:mi>a</math:mi>
              <math:mrow>
                <math:mover math:accent="true">
                  <math:mi>n</math:mi>
                  <math:mo math:stretchy="false">ˉ</math:mo>
                </math:mover>
                <math:mtext>|</math:mtext>
              </math:mrow>
            </math:msub>
            <math:mo math:stretchy="false">=</math:mo>
            <math:mrow>
              <math:mo math:stretchy="false">−</math:mo>
              <math:mfenced math:open="[" math:close="]">
                <math:mrow>
                  <math:mrow>
                    <math:mrow>
                      <math:msup>
                        <math:mn>1v</math:mn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sup>
                      <math:mo math:stretchy="false">+</math:mo>
                      <math:msup>
                        <math:mn>2v</math:mn>
                        <math:mrow>
                          <math:mo math:stretchy="false">(</math:mo>
                          <math:mn>3</math:mn>
                          <math:mo math:stretchy="false">)</math:mo>
                        </math:mrow>
                      </math:msup>
                    </math:mrow>
                    <math:mo math:stretchy="false">+</math:mo>
                    <math:mn>...</math:mn>
                  </math:mrow>
                  <math:mo math:stretchy="false">+</math:mo>
                  <math:msup>
                    <math:mi math:fontstyle="italic">nv</math:mi>
                    <math:mrow>
                      <math:mo math:stretchy="false">(</math:mo>
                      <math:mrow>
                        <math:mi>n</math:mi>
                        <math:mo math:stretchy="false">+</math:mo>
                        <math:mn>1</math:mn>
                      </math:mrow>
                      <math:mo math:stretchy="false">)</math:mo>
                    </math:mrow>
                  </math:msup>
                </math:mrow>
              </math:mfenced>
            </math:mrow>
          </math:mrow>
        </math:mrow>
      </math:mtr>
    </math:mtable>
    <math:annotation math:encoding="StarMath 5.0">d over dr a_{bar n"|"}= d over dr left [ v^(1) + v^(2) + ... + v^(n)  right ] newline
d over dr a_{bar n"|"}= - left [ 1v^(2) + 2v^(3) + ... + nv^(n+1)  right ]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row>
          <math:mo math:stretchy="false">−</math:mo>
          <math:mfenced math:open="[" math:close="]">
            <math:mrow>
              <math:mrow>
                <math:mrow>
                  <math:msup>
                    <math:mn>1v</math:mn>
                    <math:mrow>
                      <math:mo math:stretchy="false">(</math:mo>
                      <math:mn>2</math:mn>
                      <math:mo math:stretchy="false">)</math:mo>
                    </math:mrow>
                  </math:msup>
                  <math:mo math:stretchy="false">+</math:mo>
                  <math:msup>
                    <math:mn>2v</math:mn>
                    <math:mrow>
                      <math:mo math:stretchy="false">(</math:mo>
                      <math:mn>3</math:mn>
                      <math:mo math:stretchy="false">)</math:mo>
                    </math:mrow>
                  </math:msup>
                </math:mrow>
                <math:mo math:stretchy="false">+</math:mo>
                <math:mn>...</math:mn>
              </math:mrow>
              <math:mo math:stretchy="false">+</math:mo>
              <math:msup>
                <math:mi math:fontstyle="italic">nv</math:mi>
                <math:mrow>
                  <math:mo math:stretchy="false">(</math:mo>
                  <math:mrow>
                    <math:mi>n</math:mi>
                    <math:mo math:stretchy="false">+</math:mo>
                    <math:mn>1</math:mn>
                  </math:mrow>
                  <math:mo math:stretchy="false">)</math:mo>
                </math:mrow>
              </math:msup>
            </math:mrow>
          </math:mfenced>
        </math:mrow>
      </math:mrow>
      <math:mo math:stretchy="false">=</math:mo>
      <math:mrow>
        <math:mo math:stretchy="false">−</math:mo>
        <math:mfenced math:open="[" math:close="]">
          <math:mrow>
            <math:mrow>
              <math:mrow>
                <math:mrow>
                  <math:msup>
                    <math:mn>0v</math:mn>
                    <math:mrow>
                      <math:mo math:stretchy="false">(</math:mo>
                      <math:mn>1</math:mn>
                      <math:mo math:stretchy="false">)</math:mo>
                    </math:mrow>
                  </math:msup>
                  <math:mo math:stretchy="false">+</math:mo>
                  <math:msup>
                    <math:mn>1v</math:mn>
                    <math:mrow>
                      <math:mo math:stretchy="false">(</math:mo>
                      <math:mn>2</math:mn>
                      <math:mo math:stretchy="false">)</math:mo>
                    </math:mrow>
                  </math:msup>
                </math:mrow>
                <math:mo math:stretchy="false">+</math:mo>
                <math:msup>
                  <math:mn>2v</math:mn>
                  <math:mrow>
                    <math:mo math:stretchy="false">(</math:mo>
                    <math:mn>3</math:mn>
                    <math:mo math:stretchy="false">)</math:mo>
                  </math:mrow>
                </math:msup>
              </math:mrow>
              <math:mo math:stretchy="false">+</math:mo>
              <math:mn>...</math:mn>
            </math:mrow>
            <math:mo math:stretchy="false">+</math:mo>
            <math:msup>
              <math:mi math:fontstyle="italic">nv</math:mi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p>
          </math:mrow>
        </math:mfenced>
      </math:mrow>
    </math:mrow>
    <math:annotation math:encoding="StarMath 5.0">S= - left [ 1v^(2) + 2v^(3) + ... + nv^(n+1) right ]= - left [0v^(1)+1v^(2) + 2v^(3) + ... + nv^(n+1) right ]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S</math:mi>
          <math:mo math:stretchy="false">=</math:mo>
          <math:mrow>
            <math:mo math:stretchy="false">−</math:mo>
            <math:mfenced math:open="[" math:close="]">
              <math:mrow>
                <math:mrow>
                  <math:mrow>
                    <math:mrow>
                      <math:msup>
                        <math:mn>0v</math:mn>
                        <math:mrow>
                          <math:mo math:stretchy="false">(</math:mo>
                          <math:mn>1</math:mn>
                          <math:mo math:stretchy="false">)</math:mo>
                        </math:mrow>
                      </math:msup>
                      <math:mo math:stretchy="false">+</math:mo>
                      <math:msup>
                        <math:mn>1v</math:mn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sup>
                    </math:mrow>
                    <math:mo math:stretchy="false">+</math:mo>
                    <math:msup>
                      <math:mn>2v</math:mn>
                      <math:mrow>
                        <math:mo math:stretchy="false">(</math:mo>
                        <math:mn>3</math:mn>
                        <math:mo math:stretchy="false">)</math:mo>
                      </math:mrow>
                    </math:msup>
                  </math:mrow>
                  <math:mo math:stretchy="false">+</math:mo>
                  <math:mn>...</math:mn>
                </math:mrow>
                <math:mo math:stretchy="false">+</math:mo>
                <math:msup>
                  <math:mi math:fontstyle="italic">nv</math:mi>
                  <math:mrow>
                    <math:mo math:stretchy="false">(</math:mo>
                    <math:mrow>
                      <math:mi>n</math:mi>
                      <math:mo math:stretchy="false">+</math:mo>
                      <math:mn>1</math:mn>
                    </math:mrow>
                    <math:mo math:stretchy="false">)</math:mo>
                  </math:mrow>
                </math:msup>
              </math:mrow>
            </math:mfenced>
          </math:mrow>
        </math:mrow>
      </math:mtr>
      <math:mtr>
        <math:mrow>
          <math:mi>S</math:mi>
          <math:mrow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o math:stretchy="false">=</math:mo>
            <math:mrow>
              <math:mo math:stretchy="false">−</math:mo>
              <math:mfenced math:open="[" math:close="]">
                <math:mrow>
                  <math:mrow>
                    <math:mrow>
                      <math:mrow>
                        <math:mn>0</math:mn>
                        <math:mo math:stretchy="false">+</math:mo>
                        <math:msup>
                          <math:mn>1v</math:mn>
                          <math:mrow>
                            <math:mo math:stretchy="false">(</math:mo>
                            <math:mn>1</math:mn>
                            <math:mo math:stretchy="false">)</math:mo>
                          </math:mrow>
                        </math:msup>
                      </math:mrow>
                      <math:mo math:stretchy="false">+</math:mo>
                      <math:msup>
                        <math:mn>2v</math:mn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sup>
                    </math:mrow>
                    <math:mo math:stretchy="false">+</math:mo>
                    <math:mn>...</math:mn>
                  </math:mrow>
                  <math:mo math:stretchy="false">+</math:mo>
                  <math:msup>
                    <math:mi math:fontstyle="italic">nv</math:mi>
                    <math:mrow>
                      <math:mo math:stretchy="false">(</math:mo>
                      <math:mi>n</math:mi>
                      <math:mo math:stretchy="false">)</math:mo>
                    </math:mrow>
                  </math:msup>
                </math:mrow>
              </math:mfenced>
            </math:mrow>
          </math:mrow>
        </math:mrow>
      </math:mtr>
    </math:mtable>
    <math:annotation math:encoding="StarMath 5.0">S= - left [ 0v^(1)+1v^(2) + 2v^(3) + ... + nv^(n+1) right ] newline
S(1+i)=- left [0+1v^(1) + 2v^(2) + ... + nv^(n) right ]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S</math:mi>
          <math:mrow>
            <math:mrow>
              <math:mrow>
                <math:mo math:stretchy="false">(</math:mo>
                <math:mrow>
                  <math:mn>1</math:mn>
                  <math:mo math:stretchy="false">+</math:mo>
                  <math:mi>i</math:mi>
                </math:mrow>
                <math:mo math:stretchy="false">)</math:mo>
              </math:mrow>
              <math:mo math:stretchy="false">−</math:mo>
              <math:mi>S</math:mi>
            </math:mrow>
            <math:mo math:stretchy="false">=</math:mo>
            <math:mi math:fontstyle="italic">iS</math:mi>
          </math:mrow>
        </math:mrow>
      </math:mtr>
      <math:mtr>
        <math:mrow>
          <math:mi math:fontstyle="italic">iS</math:mi>
          <math:mo math:stretchy="false">=</math:mo>
          <math:mrow>
            <math:mfenced math:open="[" math:close="]">
              <math:mrow>
                <math:mrow>
                  <math:mrow>
                    <math:msup>
                      <math:mi>v</math:mi>
                      <math:mrow>
                        <math:mo math:stretchy="false">(</math:mo>
                        <math:mn>2</math:mn>
                        <math:mo math:stretchy="false">)</math:mo>
                      </math:mrow>
                    </math:msup>
                    <math:mo math:stretchy="false">+</math:mo>
                    <math:msup>
                      <math:mn>2v</math:mn>
                      <math:mrow>
                        <math:mo math:stretchy="false">(</math:mo>
                        <math:mn>3</math:mn>
                        <math:mo math:stretchy="false">)</math:mo>
                      </math:mrow>
                    </math:msup>
                  </math:mrow>
                  <math:mo math:stretchy="false">+</math:mo>
                  <math:mn>...</math:mn>
                </math:mrow>
                <math:mo math:stretchy="false">+</math:mo>
                <math:msup>
                  <math:mi math:fontstyle="italic">nv</math:mi>
                  <math:mrow>
                    <math:mo math:stretchy="false">(</math:mo>
                    <math:mrow>
                      <math:mi>n</math:mi>
                      <math:mo math:stretchy="false">+</math:mo>
                      <math:mn>1</math:mn>
                    </math:mrow>
                    <math:mo math:stretchy="false">)</math:mo>
                  </math:mrow>
                </math:msup>
              </math:mrow>
            </math:mfenced>
            <math:mo math:stretchy="false">−</math:mo>
            <math:mfenced math:open="[" math:close="]">
              <math:mrow>
                <math:mrow>
                  <math:mrow>
                    <math:msup>
                      <math:mi>v</math:mi>
                      <math:mrow>
                        <math:mo math:stretchy="false">(</math:mo>
                        <math:mn>1</math:mn>
                        <math:mo math:stretchy="false">)</math:mo>
                      </math:mrow>
                    </math:msup>
                    <math:mo math:stretchy="false">+</math:mo>
                    <math:msup>
                      <math:mn>2v</math:mn>
                      <math:mrow>
                        <math:mo math:stretchy="false">(</math:mo>
                        <math:mn>2</math:mn>
                        <math:mo math:stretchy="false">)</math:mo>
                      </math:mrow>
                    </math:msup>
                  </math:mrow>
                  <math:mo math:stretchy="false">+</math:mo>
                  <math:mn>...</math:mn>
                </math:mrow>
                <math:mo math:stretchy="false">+</math:mo>
                <math:msup>
                  <math:mi math:fontstyle="italic">nv</math:mi>
                  <math:mrow>
                    <math:mo math:stretchy="false">(</math:mo>
                    <math:mi>n</math:mi>
                    <math:mo math:stretchy="false">)</math:mo>
                  </math:mrow>
                </math:msup>
              </math:mrow>
            </math:mfenced>
          </math:mrow>
        </math:mrow>
      </math:mtr>
      <math:mtr>
        <math:mrow>
          <math:mi math:fontstyle="italic">iS</math:mi>
          <math:mo math:stretchy="false">=</math:mo>
          <math:mrow>
            <math:mrow>
              <math:mrow>
                <math:mrow>
                  <math:mrow>
                    <math:mo math:stretchy="false">−</math:mo>
                    <math:msup>
                      <math:mi>v</math:mi>
                      <math:mrow>
                        <math:mo math:stretchy="false">(</math:mo>
                        <math:mn>1</math:mn>
                        <math:mo math:stretchy="false">)</math:mo>
                      </math:mrow>
                    </math:msup>
                  </math:mrow>
                  <math:mo math:stretchy="false">+</math:mo>
                  <math:mrow>
                    <math:mo math:stretchy="false">(</math:mo>
                    <math:mrow>
                      <math:msup>
                        <math:mi>v</math:mi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sup>
                      <math:mo math:stretchy="false">−</math:mo>
                      <math:msup>
                        <math:mn>2v</math:mn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sup>
                    </math:mrow>
                    <math:mo math:stretchy="false">)</math:mo>
                  </math:mrow>
                </math:mrow>
                <math:mo math:stretchy="false">+</math:mo>
                <math:mn>...</math:mn>
              </math:mrow>
              <math:mo math:stretchy="false">+</math:mo>
              <math:mrow>
                <math:mo math:stretchy="false">(</math:mo>
                <math:mrow>
                  <math:mrow>
                    <math:mo math:stretchy="false">(</math:mo>
                    <math:mrow>
                      <math:mi>n</math:mi>
                      <math:mo math:stretchy="false">−</math:mo>
                      <math:mn>1</math:mn>
                    </math:mrow>
                    <math:mo math:stretchy="false">)</math:mo>
                  </math:mrow>
                  <math:mrow>
                    <math:msup>
                      <math:mi>v</math:mi>
                      <math:mrow>
                        <math:mo math:stretchy="false">(</math:mo>
                        <math:mi>n</math:mi>
                        <math:mo math:stretchy="false">)</math:mo>
                      </math:mrow>
                    </math:msup>
                    <math:mo math:stretchy="false">−</math:mo>
                    <math:msup>
                      <math:mi math:fontstyle="italic">nv</math:mi>
                      <math:mrow>
                        <math:mo math:stretchy="false">(</math:mo>
                        <math:mi>n</math:mi>
                        <math:mo math:stretchy="false">)</math:mo>
                      </math:mrow>
                    </math:msup>
                  </math:mrow>
                </math:mrow>
                <math:mo math:stretchy="false">)</math:mo>
              </math:mrow>
            </math:mrow>
            <math:mo math:stretchy="false">+</math:mo>
            <math:msup>
              <math:mi math:fontstyle="italic">nv</math:mi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p>
          </math:mrow>
        </math:mrow>
      </math:mtr>
      <math:mtr>
        <math:mrow>
          <math:mi math:fontstyle="italic">iS</math:mi>
          <math:mo math:stretchy="false">=</math:mo>
          <math:mrow>
            <math:mrow>
              <math:mrow>
                <math:mrow>
                  <math:mrow>
                    <math:mo math:stretchy="false">−</math:mo>
                    <math:msup>
                      <math:mi>v</math:mi>
                      <math:mrow>
                        <math:mo math:stretchy="false">(</math:mo>
                        <math:mn>1</math:mn>
                        <math:mo math:stretchy="false">)</math:mo>
                      </math:mrow>
                    </math:msup>
                  </math:mrow>
                  <math:mo math:stretchy="false">−</math:mo>
                  <math:msup>
                    <math:mi>v</math:mi>
                    <math:mrow>
                      <math:mo math:stretchy="false">(</math:mo>
                      <math:mn>2</math:mn>
                      <math:mo math:stretchy="false">)</math:mo>
                    </math:mrow>
                  </math:msup>
                </math:mrow>
                <math:mo math:stretchy="false">−</math:mo>
                <math:mn>...</math:mn>
              </math:mrow>
              <math:mo math:stretchy="false">−</math:mo>
              <math:msup>
                <math:mi>v</math:mi>
                <math:mrow>
                  <math:mo math:stretchy="false">(</math:mo>
                  <math:mi>n</math:mi>
                  <math:mo math:stretchy="false">)</math:mo>
                </math:mrow>
              </math:msup>
            </math:mrow>
            <math:mo math:stretchy="false">+</math:mo>
            <math:msup>
              <math:mi math:fontstyle="italic">nv</math:mi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p>
          </math:mrow>
        </math:mrow>
      </math:mtr>
      <math:mtr>
        <math:mrow>
          <math:mi math:fontstyle="italic">iS</math:mi>
          <math:mo math:stretchy="false">=</math:mo>
          <math:mrow>
            <math:mrow>
              <math:mo math:stretchy="false">−</math:mo>
              <math:mfenced math:open="[" math:close="]">
                <math:mrow>
                  <math:mrow>
                    <math:mrow>
                      <math:msup>
                        <math:mi>v</math:mi>
                        <math:mrow>
                          <math:mo math:stretchy="false">(</math:mo>
                          <math:mn>1</math:mn>
                          <math:mo math:stretchy="false">)</math:mo>
                        </math:mrow>
                      </math:msup>
                      <math:mo math:stretchy="false">+</math:mo>
                      <math:msup>
                        <math:mi>v</math:mi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sup>
                    </math:mrow>
                    <math:mo math:stretchy="false">+</math:mo>
                    <math:mn>...</math:mn>
                  </math:mrow>
                  <math:mo math:stretchy="false">+</math:mo>
                  <math:msup>
                    <math:mi>v</math:mi>
                    <math:mrow>
                      <math:mo math:stretchy="false">(</math:mo>
                      <math:mi>n</math:mi>
                      <math:mo math:stretchy="false">)</math:mo>
                    </math:mrow>
                  </math:msup>
                </math:mrow>
              </math:mfenced>
            </math:mrow>
            <math:mo math:stretchy="false">+</math:mo>
            <math:msup>
              <math:mi math:fontstyle="italic">nv</math:mi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p>
          </math:mrow>
        </math:mrow>
      </math:mtr>
      <math:mtr>
        <math:mrow>
          <math:mi math:fontstyle="italic">iS</math:mi>
          <math:mo math:stretchy="false">=</math:mo>
          <math:mrow>
            <math:mrow>
              <math:mo math:stretchy="false">−</math:mo>
              <math:msub>
                <math:mi>a</math:mi>
                <math:mrow>
                  <math:mover math:accent="true">
                    <math:mi>n</math:mi>
                    <math:mo math:stretchy="false">ˉ</math:mo>
                  </math:mover>
                  <math:mtext>|</math:mtext>
                </math:mrow>
              </math:msub>
            </math:mrow>
            <math:mo math:stretchy="false">+</math:mo>
            <math:msup>
              <math:mi math:fontstyle="italic">nv</math:mi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p>
          </math:mrow>
        </math:mrow>
      </math:mtr>
    </math:mtable>
    <math:annotation math:encoding="StarMath 5.0">S(1+i)- S = iS newline

iS = left [ v^(2) + 2v^(3) + ... + nv^(n+1) right ] -  left [ v^(1) + 2v^(2) + ... + nv^(n) right ] 

newline

iS = - v^(1) + ( v^(2) - 2v^(2) )+ ... + ((n-1)v^(n)-  nv^(n))+ nv^(n+1)

newline
iS = - v^(1) - v^(2) - ...  -v^(n)+ nv^(n+1)
newline
iS = - left [v^(1) + v^(2) + ...  +v^(n) right ]+ nv^(n+1)
newline
iS = - a_{bar n "|"}+ nv^(n+1)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frac>
        <math:mrow>
          <math:msup>
            <math:mi math:fontstyle="italic">nv</math:mi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</math:msup>
          <math:mo math:stretchy="false">−</math:mo>
          <math:msub>
            <math:mi>a</math:mi>
            <math:mrow>
              <math:mover math:accent="true">
                <math:mi>n</math:mi>
                <math:mo math:stretchy="false">ˉ</math:mo>
              </math:mover>
              <math:mtext>|</math:mtext>
            </math:mrow>
          </math:msub>
        </math:mrow>
        <math:mi>i</math:mi>
      </math:mfrac>
    </math:mrow>
    <math:annotation math:encoding="StarMath 5.0">S = {nv^(n+1)- a_{bar n"|"}}  over i

</math:annotation>
  </math:semantics>
</math:math>
</file>